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Body_20_Code">
      <style:paragraph-properties fo:margin-left="12.51mm" fo:text-indent="0mm" style:auto-text-indent="false"/>
    </style:style>
    <style:style style:name="P3" style:family="paragraph" style:parent-style-name="Body_20_Code">
      <style:paragraph-properties fo:margin-left="12.51mm" fo:text-indent="0mm" style:auto-text-indent="false"/>
      <style:text-properties officeooo:paragraph-rsid="0017384b"/>
    </style:style>
    <style:style style:name="P4" style:family="paragraph" style:parent-style-name="Body_20_Code">
      <style:paragraph-properties fo:margin-left="12.51mm" fo:text-indent="0mm" style:auto-text-indent="false"/>
      <style:text-properties officeooo:paragraph-rsid="0018815c"/>
    </style:style>
    <style:style style:name="P5" style:family="paragraph" style:parent-style-name="Body_20_Code">
      <style:paragraph-properties fo:margin-left="12.51mm" fo:text-indent="0mm" style:auto-text-indent="false"/>
      <style:text-properties officeooo:paragraph-rsid="0019f066"/>
    </style:style>
    <style:style style:name="P6" style:family="paragraph" style:parent-style-name="Body_20_Code">
      <style:paragraph-properties fo:margin-left="12.51mm" fo:text-indent="0mm" style:auto-text-indent="false"/>
      <style:text-properties officeooo:paragraph-rsid="001a3b73"/>
    </style:style>
    <style:style style:name="P7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0mm" style:type="right" style:leader-style="dotted" style:leader-text=".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note">
      <style:text-properties officeooo:rsid="000b6686" officeooo:paragraph-rsid="000b6686"/>
    </style:style>
    <style:style style:name="P11" style:family="paragraph" style:parent-style-name="Heading_20_4">
      <style:text-properties officeooo:paragraph-rsid="001b27b9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1pt" fo:language="pt" fo:country="BR" officeooo:paragraph-rsid="0008ca96" style:font-size-asian="11pt" style:font-size-complex="11pt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1pt" fo:language="pt" fo:country="BR" officeooo:rsid="0008ca96" officeooo:paragraph-rsid="0008ca96" style:font-size-asian="11pt" style:font-size-complex="11pt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11pt" fo:language="pt" fo:country="BR" officeooo:rsid="0038daac" officeooo:paragraph-rsid="0008ca96" style:font-size-asian="11pt" style:font-size-complex="11pt"/>
    </style:style>
    <style:style style:name="P15" style:family="paragraph" style:parent-style-name="Text_20_body">
      <style:paragraph-properties fo:text-align="center" style:justify-single-word="false"/>
      <style:text-properties style:font-name="Arial" fo:language="pt" fo:country="BR" officeooo:paragraph-rsid="0008ca96"/>
    </style:style>
    <style:style style:name="P16" style:family="paragraph" style:parent-style-name="Text_20_body">
      <style:paragraph-properties fo:break-before="page"/>
      <style:text-properties officeooo:rsid="0008ca96" officeooo:paragraph-rsid="0008ca96"/>
    </style:style>
    <style:style style:name="P17" style:family="paragraph" style:parent-style-name="Text_20_body">
      <style:text-properties officeooo:rsid="0008ca96" officeooo:paragraph-rsid="0008ca96"/>
    </style:style>
    <style:style style:name="P18" style:family="paragraph" style:parent-style-name="Text_20_body">
      <style:text-properties officeooo:paragraph-rsid="0008ca96"/>
    </style:style>
    <style:style style:name="P19" style:family="paragraph" style:parent-style-name="Text_20_body">
      <style:text-properties officeooo:paragraph-rsid="000ae79a"/>
    </style:style>
    <style:style style:name="P20" style:family="paragraph" style:parent-style-name="Text_20_body">
      <style:text-properties officeooo:rsid="000ae79a" officeooo:paragraph-rsid="000ae79a"/>
    </style:style>
    <style:style style:name="P21" style:family="paragraph" style:parent-style-name="Text_20_body">
      <style:text-properties fo:font-size="3pt" officeooo:rsid="000ae79a" officeooo:paragraph-rsid="000ae79a" style:font-size-asian="3pt" style:font-size-complex="3pt"/>
    </style:style>
    <style:style style:name="P22" style:family="paragraph" style:parent-style-name="Text_20_body">
      <style:text-properties fo:font-weight="bold" officeooo:rsid="000ae79a" officeooo:paragraph-rsid="000ae79a" style:font-weight-asian="bold" style:font-weight-complex="bold"/>
    </style:style>
    <style:style style:name="P23" style:family="paragraph" style:parent-style-name="Text_20_body">
      <style:text-properties fo:font-weight="bold" officeooo:paragraph-rsid="000ae79a" style:font-weight-asian="bold" style:font-weight-complex="bold"/>
    </style:style>
    <style:style style:name="P24" style:family="paragraph" style:parent-style-name="Text_20_body">
      <style:text-properties officeooo:paragraph-rsid="000b6686"/>
    </style:style>
    <style:style style:name="P25" style:family="paragraph" style:parent-style-name="Text_20_body">
      <style:text-properties officeooo:rsid="000b6686" officeooo:paragraph-rsid="000b6686"/>
    </style:style>
    <style:style style:name="P26" style:family="paragraph" style:parent-style-name="Text_20_body">
      <style:paragraph-properties fo:margin-left="12.51mm" fo:text-indent="0mm" style:auto-text-indent="false"/>
      <style:text-properties fo:font-style="italic" officeooo:paragraph-rsid="000b6686" style:font-style-asian="italic" style:font-style-complex="italic"/>
    </style:style>
    <style:style style:name="P27" style:family="paragraph" style:parent-style-name="Text_20_body">
      <style:text-properties officeooo:rsid="000cc923" officeooo:paragraph-rsid="000cc923"/>
    </style:style>
    <style:style style:name="P28" style:family="paragraph" style:parent-style-name="Text_20_body">
      <style:paragraph-properties fo:margin-left="12.51mm" fo:text-indent="0mm" style:auto-text-indent="false"/>
    </style:style>
    <style:style style:name="P29" style:family="paragraph" style:parent-style-name="Text_20_body" style:list-style-name="L2">
      <style:text-properties officeooo:paragraph-rsid="000ae79a"/>
    </style:style>
    <style:style style:name="P30" style:family="paragraph" style:parent-style-name="Text_20_body">
      <style:text-properties officeooo:paragraph-rsid="0012cdfa"/>
    </style:style>
    <style:style style:name="P31" style:family="paragraph" style:parent-style-name="Text_20_body" style:list-style-name="L3">
      <style:text-properties officeooo:paragraph-rsid="0012cdfa"/>
    </style:style>
    <style:style style:name="P32" style:family="paragraph" style:parent-style-name="Text_20_body" style:list-style-name="L4"/>
    <style:style style:name="P33" style:family="paragraph" style:parent-style-name="Text_20_body" style:list-style-name="L4">
      <style:text-properties officeooo:paragraph-rsid="00145025"/>
    </style:style>
    <style:style style:name="P34" style:family="paragraph" style:parent-style-name="Text_20_body" style:list-style-name="L4">
      <style:text-properties style:font-name="Arial"/>
    </style:style>
    <style:style style:name="P35" style:family="paragraph" style:parent-style-name="Text_20_body" style:list-style-name="L4">
      <style:text-properties style:font-name="Arial" officeooo:paragraph-rsid="00145025"/>
    </style:style>
    <style:style style:name="P36" style:family="paragraph" style:parent-style-name="Text_20_body">
      <style:text-properties officeooo:paragraph-rsid="00156c55"/>
    </style:style>
    <style:style style:name="P37" style:family="paragraph" style:parent-style-name="Text_20_body">
      <style:paragraph-properties fo:margin-left="12.51mm" fo:text-indent="0mm" style:auto-text-indent="false"/>
      <style:text-properties officeooo:paragraph-rsid="00156c55"/>
    </style:style>
    <style:style style:name="P38" style:family="paragraph" style:parent-style-name="Text_20_body">
      <style:paragraph-properties fo:margin-left="12.51mm" fo:text-indent="0mm" style:auto-text-indent="false"/>
      <style:text-properties officeooo:paragraph-rsid="0018815c"/>
    </style:style>
    <style:style style:name="P39" style:family="paragraph" style:parent-style-name="Text_20_body">
      <style:paragraph-properties fo:margin-left="12.51mm" fo:text-indent="0mm" style:auto-text-indent="false"/>
      <style:text-properties officeooo:paragraph-rsid="0019f066"/>
    </style:style>
    <style:style style:name="P40" style:family="paragraph" style:parent-style-name="Text_20_body">
      <style:paragraph-properties fo:margin-left="12.51mm" fo:text-indent="0mm" style:auto-text-indent="false"/>
      <style:text-properties officeooo:paragraph-rsid="001a3b73"/>
    </style:style>
    <style:style style:name="P41" style:family="paragraph" style:parent-style-name="Text_20_body">
      <style:paragraph-properties fo:margin-left="12.51mm" fo:text-indent="0mm" style:auto-text-indent="false"/>
      <style:text-properties officeooo:paragraph-rsid="001b27b9"/>
    </style:style>
    <style:style style:name="T1" style:family="text">
      <style:text-properties officeooo:rsid="0008ca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c923" style:font-weight-asian="bold" style:font-weight-complex="bold"/>
    </style:style>
    <style:style style:name="T4" style:family="text">
      <style:text-properties officeooo:rsid="000ae79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b6686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062d5"/>
    </style:style>
    <style:style style:name="T9" style:family="text">
      <style:text-properties officeooo:rsid="0012cdfa"/>
    </style:style>
    <style:style style:name="T10" style:family="text">
      <style:text-properties style:font-name="Arial"/>
    </style:style>
    <style:style style:name="T11" style:family="text">
      <style:text-properties officeooo:rsid="00145025"/>
    </style:style>
    <style:style style:name="T12" style:family="text">
      <style:text-properties officeooo:rsid="00146d2e"/>
    </style:style>
    <style:style style:name="T13" style:family="text">
      <style:text-properties officeooo:rsid="00156c55"/>
    </style:style>
    <style:style style:name="T14" style:family="text">
      <style:text-properties officeooo:rsid="0017384b"/>
    </style:style>
    <style:style style:name="T15" style:family="text">
      <style:text-properties officeooo:rsid="0017ba2c"/>
    </style:style>
    <style:style style:name="T16" style:family="text">
      <style:text-properties officeooo:rsid="0018815c"/>
    </style:style>
    <style:style style:name="T17" style:family="text">
      <style:text-properties officeooo:rsid="0019f066"/>
    </style:style>
    <style:style style:name="T18" style:family="text">
      <style:text-properties officeooo:rsid="001a3b73"/>
    </style:style>
    <style:style style:name="T19" style:family="text">
      <style:text-properties officeooo:rsid="001b27b9"/>
    </style:style>
    <style:style style:name="T20" style:family="text">
      <style:text-properties officeooo:rsid="001bf57b"/>
    </style:style>
    <style:style style:name="T21" style:family="text">
      <style:text-properties officeooo:rsid="001d21c8"/>
    </style:style>
    <style:style style:name="T22" style:family="text">
      <style:text-properties officeooo:rsid="001e4108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3.76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55912_617796628"/>MVP Pipeline de Dados<text:bookmark-end text:name="__RefHeading___Toc55912_617796628"/></text:p>
      <text:p text:style-name="Subtitle">Pesquisa sobre aparelhos celulares</text:p>
      <text:p text:style-name="P15"/>
      <text:p text:style-name="P15"/>
      <text:p text:style-name="P12"><text:bookmark-start text:name="__RefHeading___Toc55914_617796628"/>Edmilson Prata da Silva<text:bookmark-end text:name="__RefHeading___Toc55914_617796628"/></text:p>
      <text:p text:style-name="P12"/>
      <text:p text:style-name="P12"/>
      <text:p text:style-name="P12"/>
      <text:p text:style-name="P13"><text:bookmark-start text:name="__RefHeading___Toc55916_617796628"/>PUC-RJ<text:bookmark-end text:name="__RefHeading___Toc55916_617796628"/></text:p>
      <text:p text:style-name="P13"><text:bookmark-start text:name="__RefHeading___Toc55918_617796628"/>MBA em Ciência de Dados e Analytics<text:bookmark-end text:name="__RefHeading___Toc55918_617796628"/></text:p>
      <text:p text:style-name="P12">Disciplina de Engenharia de Dados (40530010057_20250_01)</text:p>
      <text:p text:style-name="P12"/>
      <text:p text:style-name="P12"/>
      <text:p text:style-name="P12"/>
      <text:p text:style-name="P12"/>
      <text:p text:style-name="P14">Santa Cruz de La Sierra, Bolívia</text:p>
      <text:p text:style-name="P14"><text:span text:style-name="T1">20</text:span> de Març<text:span text:style-name="T1">o</text:span> de 2025</text:p>
      <text:p text:style-name="P14"/>
      <text:p text:style-name="P16"/>
      <text:table-of-content text:style-name="Sect1" text:protected="true" text:name="Table of Contents1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7"><text:a xlink:type="simple" xlink:href="#__RefHeading___Toc2228_3987323679" text:style-name="Index_20_Link" text:visited-style-name="Index_20_Link">1. Escopo do Trabalho<text:tab/>3</text:a></text:p>
          <text:p text:style-name="P8"><text:a xlink:type="simple" xlink:href="#__RefHeading___Toc2230_3987323679" text:style-name="Index_20_Link" text:visited-style-name="Index_20_Link">1.1. Definição do Problema<text:tab/>3</text:a></text:p>
          <text:p text:style-name="P8"><text:a xlink:type="simple" xlink:href="#__RefHeading___Toc2232_3987323679" text:style-name="Index_20_Link" text:visited-style-name="Index_20_Link">1.2. Criação de uma Pipeline de Dados<text:tab/>3</text:a></text:p>
          <text:p text:style-name="P7"><text:a xlink:type="simple" xlink:href="#__RefHeading___Toc2234_3987323679" text:style-name="Index_20_Link" text:visited-style-name="Index_20_Link">2. Fonte de Dados<text:tab/>4</text:a></text:p>
          <text:p text:style-name="P8"><text:a xlink:type="simple" xlink:href="#__RefHeading___Toc2236_3987323679" text:style-name="Index_20_Link" text:visited-style-name="Index_20_Link">2.1. Descrição da fonte de dados<text:tab/>4</text:a></text:p>
          <text:p text:style-name="P8"><text:a xlink:type="simple" xlink:href="#__RefHeading___Toc2238_3987323679" text:style-name="Index_20_Link" text:visited-style-name="Index_20_Link">2.2. Features da fonte de dados<text:tab/>4</text:a></text:p>
        </text:index-body>
      </text:table-of-content>
      <text:p text:style-name="P17"/>
      <text:p text:style-name="P17"/>
      <text:h text:style-name="P1" text:outline-level="2"><text:bookmark-start text:name="__RefHeading___Toc2228_3987323679"/>1. Escopo do Trabalho<text:bookmark-end text:name="__RefHeading___Toc2228_3987323679"/></text:h>
      <text:h text:style-name="Heading_20_3" text:outline-level="3"><text:bookmark-start text:name="__RefHeading___Toc2230_3987323679"/>1.<text:span text:style-name="T4">1</text:span>. Definição do Problema<text:bookmark-end text:name="__RefHeading___Toc2230_3987323679"/></text:h>
      <text:p text:style-name="P20"><text:tab/>O objetivo deste trabalho é responder a questionamentos de negócio para uma empresa que deseja iniciar no ramo de fabricação de aparelhos celulares. Para esta finalidade, deseja-se obter insights sobre este ramo de atividade e, desta forma, definir as características para o lançamento de produtos com maior potencial de venda e lucratividade, acompanhando as tendências de mercado. Para isto, uma base de dados pública, a ser detalhada mais à frente, será utilizada para responder às seguintes questões de negócio:</text:p>
      <text:p text:style-name="P21"/>
      <text:p text:style-name="P22">a) Quais características técnicas dos aparelhos mais influenciam na definição do preço?</text:p>
      <text:p text:style-name="P20"><text:tab/>É preciso descobrir quais são as configurações mais relevantes do ponto de vista da precificação. Com isso, pode-se levantar custos dos investimentos e esses dados apoiarão na definição de uma política de preços dos produtos a serem projetados e fabricados. Determinadas características podem ter maior influência no preço com um custo menor que outros. Isso pode gerar uma vantagem, potencializando estas características para atrair os clientes e tornar o produto mais competitivo.</text:p>
      <text:p text:style-name="P21"><text:s/></text:p>
      <text:p text:style-name="P22">b) Qual é a variação existente nas características técnicas dos aparelhos?</text:p>
      <text:p text:style-name="P20"><text:tab/>Saber qual a faixa de valores de cada configuração, ou seja, o quanto varia cada característica técnica, tais como memória e CPU, permite encontrar o range adequado para definição de cada uma das característica dos modelos a serem fabricados. Será possível conhecer o mínimo e o máximo de cada característica e também como se distribuem os modelos concorrentes nestas faixas de valores. Estes dados apoiaram da definição da configuração ideal para os modelos de entrada e os modelos mais sofisticados, no mesmo patamar ou superando as configurações dos concorrentes.</text:p>
      <text:h text:style-name="Heading_20_3" text:outline-level="3"><text:bookmark-start text:name="__RefHeading___Toc2232_3987323679"/>1.<text:span text:style-name="T4">2</text:span>. Criação de uma Pipeline de Dados<text:bookmark-end text:name="__RefHeading___Toc2232_3987323679"/></text:h>
      <text:p text:style-name="P20"><text:tab/>Para dar suporte ao trabalho de análise de dados, necessário ao atendimento das necessidades descritas, será construída uma Pipeline de Dados utilizando o ambiente de Cloud chamado Databricks, em sua versão Community, que é gratuita. Esta versão, por ser <text:span text:style-name="T5">free</text:span>, possui restrições de recursos de hardware, mas é adequada e suficiente para o trabalho que será realizado.</text:p>
      <text:p text:style-name="P20"><text:soft-page-break/><text:tab/>O Databricks pode ser acessado na internet<text:note text:id="ftn0" text:note-class="footnote"><text:note-citation>1</text:note-citation><text:note-body><text:p text:style-name="P10">Endereço do Databricks na internet: <text:s/><text:span text:style-name="T4">https://community.cloud.databricks.com</text:span></text:p></text:note-body></text:note>. Esta é uma plataforma <text:span text:style-name="T6">de nuvem</text:span> completa que <text:span text:style-name="T6">oferece suporte à banco de dados e permite a criação de componentes de ETL (Extração, Transformação e Carga) com praticidade e agilidade.</text:span></text:p>
      <text:h text:style-name="Heading_20_2" text:outline-level="2"><text:bookmark-start text:name="__RefHeading___Toc2234_3987323679"/>2. Fonte de Dados<text:bookmark-end text:name="__RefHeading___Toc2234_3987323679"/></text:h>
      <text:h text:style-name="Heading_20_3" text:outline-level="3"><text:bookmark-start text:name="__RefHeading___Toc2236_3987323679"/>2.1. Descrição da fonte de dados<text:bookmark-end text:name="__RefHeading___Toc2236_3987323679"/></text:h>
      <text:p text:style-name="P25"><text:tab/>A fonte de dados utilizada foi obtida no site Kaggle<text:note text:id="ftn1" text:note-class="footnote"><text:note-citation>2</text:note-citation><text:note-body><text:p text:style-name="P10">Endereço do Kaggle na internet: https://www.kaggle.com/</text:p></text:note-body></text:note>, que é bastante conhecido por profissionais das áreas de <text:span text:style-name="T5">Data Science</text:span> e <text:span text:style-name="T5">Analytics</text:span>. Este site oferece bases de dados de todos os tipos de temas, de dados científicos a dados para negócios. É uma base comunitária bastante respeitada e que oferece dados de qualidade de todo o mundo.</text:p>
      <text:p text:style-name="P24"><text:tab/><text:span text:style-name="T6">O </text:span>conjunto de dados <text:span text:style-name="T6">utilizado para este trabalho, segundo a descrição e detalhamento contido no próprio site</text:span><text:span text:style-name="T6"><text:note text:id="ftn2" text:note-class="footnote"><text:note-citation>3</text:note-citation><text:note-body><text:p text:style-name="P10">Endereço do conjunto de dados na internet: https://www.kaggle.com/datasets/abdulmalik1518/mobiles-dataset-2025/data</text:p></text:note-body></text:note></text:span><text:span text:style-name="T6">, segue conforme citação a seguir, em versão traduzida do original, em inglês:</text:span></text:p>
      <text:p text:style-name="P26"><text:span text:style-name="T6">“Este conjunto de dados </text:span>contém especificações detalhadas e preços oficiais de lançamento de vários modelos de celulares de diferentes empresas. Ele fornece insights sobre hardware de smartphones, tendências de preços e competitividade de marcas em vários países. O conjunto de dados inclui recursos importantes como RAM, especificações da câmera, capacidade da bateria, detalhes do processador e tamanho da tela.”</text:p>
      <text:p text:style-name="P19"><text:tab/><text:span text:style-name="T6">A documentação ressalta também que um</text:span> aspecto importante <text:span text:style-name="T6">do</text:span> conjunto de dados são as informações de preços. <text:span text:style-name="T6">Estes </text:span>preços<text:span text:style-name="T6">, na verdade, são </text:span>os preços oficiais de lançamento dos <text:span text:style-name="T6">aparelhos celulares</text:span>. <text:span text:style-name="T6">Para esta pesquisa, utilizaremos o valor em dólar, apesar do conjunto de dados conter preços de alguns outros países. Estes preços podem oferecer insights valiosos sobre tendências de mercado e, devido a esta característica, a base foi escolhida para apoiar este trabalho de pesquisa.</text:span></text:p>
      <text:h text:style-name="Heading_20_3" text:outline-level="3"><text:bookmark-start text:name="__RefHeading___Toc2238_3987323679"/>2.2. Features da fonte de dados<text:bookmark-end text:name="__RefHeading___Toc2238_3987323679"/></text:h>
      <text:p text:style-name="P27"><text:tab/>Nesta seção serão detalhados os campos, ou <text:span text:style-name="T5">features</text:span>, do conjunto de dados obtido no site do Kaggle para a realização do trabalho desta pesquisa, conforme segue: </text:p>
      <text:list text:style-name="L2">
        <text:list-item>
          <text:p text:style-name="P29"><text:span text:style-name="T3">Company Name</text:span><text:span text:style-name="T2">:</text:span> A marca ou fabricante do telefone celular.</text:p>
        </text:list-item>
        <text:list-item>
          <text:p text:style-name="P29"><text:span text:style-name="T3">Model Name</text:span><text:span text:style-name="T2">:</text:span> O modelo específico do smartphone.</text:p>
        </text:list-item>
        <text:list-item>
          <text:p text:style-name="P29"><text:soft-page-break/><text:span text:style-name="T3">Mobile Weight</text:span><text:span text:style-name="T2">:</text:span> O peso do celular (em gramas).</text:p>
        </text:list-item>
        <text:list-item>
          <text:p text:style-name="P29"><text:span text:style-name="T2">RAM:</text:span> A quantidade de memória de acesso aleatório (RAM) no dispositivo (em GB).</text:p>
        </text:list-item>
        <text:list-item>
          <text:p text:style-name="P29"><text:span text:style-name="T3">Front Camera</text:span><text:span text:style-name="T2">:</text:span> A resolução da câmera frontal (selfie) (em MP).</text:p>
        </text:list-item>
        <text:list-item>
          <text:p text:style-name="P29"><text:span text:style-name="T3">Back Camera</text:span><text:span text:style-name="T2">:</text:span> A resolução da câmera traseira principal (em MP).</text:p>
        </text:list-item>
        <text:list-item>
          <text:p text:style-name="P29"><text:span text:style-name="T2">Processor:</text:span> O chipset ou processador usado no dispositivo.</text:p>
        </text:list-item>
        <text:list-item>
          <text:p text:style-name="P29"><text:span text:style-name="T3">Battery Caoacity</text:span><text:span text:style-name="T2">:</text:span> O tamanho da bateria do smartphone (em mAh).</text:p>
        </text:list-item>
        <text:list-item>
          <text:p text:style-name="P29"><text:span text:style-name="T3">Screen Size</text:span><text:span text:style-name="T2">:</text:span> O tamanho da tela do smartphone (em polegadas).</text:p>
        </text:list-item>
        <text:list-item>
          <text:p text:style-name="P29"><text:span text:style-name="T3">Launche Price</text:span> (Paquistão, Índia, China, EUA, Dubai): O preço oficial de lançamento do celular no respectivo país no momento de seu lançamento. Os preços variam de acordo com o ano em que o celular foi lançado.</text:p>
        </text:list-item>
        <text:list-item>
          <text:p text:style-name="P29"><text:span text:style-name="T3">Lauched Year</text:span><text:span text:style-name="T2">:</text:span> O ano em que o celular foi lançado oficialmente.</text:p>
        </text:list-item>
      </text:list>
      <text:p text:style-name="P23"/>
      <text:h text:style-name="Heading_20_2" text:outline-level="2">3. Modelo e Catágo de Dados</text:h>
      <text:h text:style-name="Heading_20_3" text:outline-level="3"><text:span text:style-name="T8">3</text:span><text:span text:style-name="T1">.</text:span><text:span text:style-name="T9">1.</text:span> <text:span text:style-name="T1">M</text:span>odelagem <text:span text:style-name="T1">de Dados</text:span></text:h>
      <text:p text:style-name="P30"><text:span text:style-name="T9"><text:tab/>A partir da fonte de dados já apresentada, constrói-se o</text:span> modelo de dados em Esquema Estrela. O <text:span text:style-name="T9">E</text:span>squema <text:span text:style-name="T9">E</text:span>strela consiste em uma tabela de fatos central e várias tabelas de dimensões relacionadas. Neste caso, a tabela de fatos será “smartphones”, e as tabelas de dimensões serão “company”, “model” e “price”, <text:span text:style-name="T9">conforme abaixo:</text:span></text:p>
      <text:list text:style-name="L3">
        <text:list-item>
          <text:p text:style-name="P31">Tabela de Fatos “smartphones”: Contém métricas e chaves estrangeiras para as tabelas de dimensões.</text:p>
        </text:list-item>
        <text:list-item>
          <text:p text:style-name="P31">Tabelas de Dimensã<text:span text:style-name="T9">o “</text:span>company”: Armazena informações sobre as empresas fabricantes.</text:p>
        </text:list-item>
        <text:list-item>
          <text:p text:style-name="P31">Tabelas de Dimensã<text:span text:style-name="T9">o “</text:span>model”: Armazena informações sobre os modelos dos smartphones.</text:p>
        </text:list-item>
        <text:list-item>
          <text:p text:style-name="P31">Tabelas de Dimensã<text:span text:style-name="T9">o “</text:span>price”: Armazena informações sobre os preços de lançamento em diferentes países.</text:p>
        </text:list-item>
      </text:list>
      <text:p text:style-name="P30"/>
      <text:h text:style-name="Heading_20_3" text:outline-level="3"><text:soft-page-break/><text:span text:style-name="T9">3.2</text:span>. Catálogo de Dados</text:h>
      <text:p text:style-name="Text_20_body"><text:span text:style-name="T1"><text:tab/>A seguir, </text:span><text:span text:style-name="T9">será apresentada </text:span><text:span text:style-name="T1">uma d</text:span>escrição detalhada dos dados e seus domínios, contendo valores mínimos e máximos esperados para dados numéricos e possíveis categorias para dados categóricos, <text:span text:style-name="T1">entre outras informações relevantes sobre os dados.</text:span></text:p>
      <text:list text:style-name="L4">
        <text:list-item>
          <text:p text:style-name="P34">Tabela de Fatos “smartphones”: </text:p>
          <text:list>
            <text:list-item>
              <text:p text:style-name="P35">smartphone_id <text:span text:style-name="T11">(PK)</text:span>: Chave primária.</text:p>
            </text:list-item>
            <text:list-item>
              <text:p text:style-name="P35">company_id <text:span text:style-name="T11">(FK)</text:span>: Chave estrangeira referenciando a tabela company.</text:p>
            </text:list-item>
            <text:list-item>
              <text:p text:style-name="P35">model_id <text:span text:style-name="T11">(FK)</text:span>: Chave estrangeira referenciando a tabela model.</text:p>
            </text:list-item>
            <text:list-item>
              <text:p text:style-name="P35">price_id <text:span text:style-name="T11">(FK)</text:span>: Chave estrangeira referenciando a tabela price.</text:p>
            </text:list-item>
          </text:list>
        </text:list-item>
        <text:list-item>
          <text:p text:style-name="P34">Tabelas de Dimensão “company”:</text:p>
          <text:list>
            <text:list-item>
              <text:p text:style-name="P34">company_id (PK): Chave primária.</text:p>
            </text:list-item>
            <text:list-item>
              <text:p text:style-name="P34">company_name: Nome da empresa fabricante.</text:p>
            </text:list-item>
          </text:list>
        </text:list-item>
        <text:list-item>
          <text:p text:style-name="P34">Tabelas de Dimensão “model”: </text:p>
          <text:list>
            <text:list-item>
              <text:p text:style-name="P32"><text:span text:style-name="Source_20_Text"><text:span text:style-name="T10">model_id</text:span></text:span><text:span text:style-name="T10">: Chave primária.</text:span></text:p>
            </text:list-item>
            <text:list-item>
              <text:p text:style-name="P32"><text:span text:style-name="Source_20_Text"><text:span text:style-name="T10">model_name</text:span></text:span><text:span text:style-name="T10">: Nome do modelo.</text:span></text:p>
            </text:list-item>
            <text:list-item>
              <text:p text:style-name="P32"><text:span text:style-name="Source_20_Text"><text:span text:style-name="T10">mobile_weight: Peso em gramas.</text:span></text:span></text:p>
            </text:list-item>
            <text:list-item>
              <text:p text:style-name="P32"><text:span text:style-name="Source_20_Text"><text:span text:style-name="T10">Ram: Quantidade de memória RAM.</text:span></text:span></text:p>
            </text:list-item>
            <text:list-item>
              <text:p text:style-name="P32"><text:span text:style-name="Source_20_Text"><text:span text:style-name="T10">front_camera: Resolução da câmera frontal.</text:span></text:span></text:p>
            </text:list-item>
            <text:list-item>
              <text:p text:style-name="P32"><text:span text:style-name="Source_20_Text"><text:span text:style-name="T10">back_camera: Resolução da câmera traseira.</text:span></text:span></text:p>
            </text:list-item>
            <text:list-item>
              <text:p text:style-name="P32"><text:span text:style-name="Source_20_Text"><text:span text:style-name="T10">Processor: Processador do aparelho.</text:span></text:span></text:p>
            </text:list-item>
            <text:list-item>
              <text:p text:style-name="P32"><text:span text:style-name="Source_20_Text"><text:span text:style-name="T10">battery_capacity: Capacidade da bateria.</text:span></text:span></text:p>
            </text:list-item>
            <text:list-item>
              <text:p text:style-name="P32"><text:span text:style-name="Source_20_Text"><text:span text:style-name="T10">screen_size: Tamanho da tela.</text:span></text:span></text:p>
            </text:list-item>
            <text:list-item>
              <text:p text:style-name="P32"><text:span text:style-name="Source_20_Text"><text:span text:style-name="T10">launched_year</text:span></text:span><text:span text:style-name="T10">: Ano de lançamento.</text:span></text:p>
            </text:list-item>
          </text:list>
        </text:list-item>
        <text:list-item>
          <text:p text:style-name="P33"><text:span text:style-name="T10">Tabelas de Dimensão “price”: </text:span></text:p>
          <text:list>
            <text:list-item>
              <text:p text:style-name="P33">price_id <text:span text:style-name="T11">(PK)</text:span>: Chave primária.</text:p>
            </text:list-item>
            <text:list-item>
              <text:p text:style-name="P33">model_id <text:span text:style-name="T11">(FK)</text:span>: Chave estrangeira referenciando a tabela model.</text:p>
            </text:list-item>
            <text:list-item>
              <text:p text:style-name="P33"><text:soft-page-break/>country: País onde o preço foi registrado.</text:p>
            </text:list-item>
            <text:list-item>
              <text:p text:style-name="P33">launched_price: Preço de lançamento no país.</text:p>
            </text:list-item>
          </text:list>
        </text:list-item>
      </text:list>
      <text:h text:style-name="Heading_20_3" text:outline-level="3">3.3. Métricas</text:h>
      <text:p text:style-name="P36"><text:tab/><text:span text:style-name="T13">Com o modelo apresentado, é possível colher métricas detalhadas com potencial relevância para o negócio, a fim de proporcional uma análise rica dos dados e produzir insights para as tomadas de decisões. Com base nessas métricas, é possível identificar oportunidades de negócio, entender o comportamento do consumidor, </text:span><text:span text:style-name="T19">dos concorrentes</text:span><text:span text:style-name="T13"> e tomar decisões estratégicas. A seguir, serão apresentadas as métricas </text:span>cobrindo aspectos como preço, desempenho, <text:span text:style-name="T19">características</text:span> técnic<text:span text:style-name="T19">as</text:span>, tendências e comparações entre empresas.</text:p>
      <text:h text:style-name="Heading_20_4" text:outline-level="4"><text:span text:style-name="T19">3.3.1. </text:span>Métricas <text:span text:style-name="T19">de Preço e Quantidade por Empresa</text:span></text:h>
      <text:p text:style-name="P28"><text:span text:style-name="T14">a</text:span><text:span text:style-name="T13">) </text:span>Número de <text:span text:style-name="T14">m</text:span>odelos por <text:span text:style-name="T14">e</text:span>mpresa: Quantos modelos cada empresa <text:span text:style-name="T14">lançou no ano</text:span>?</text:p>
      <text:p text:style-name="P38"><text:span text:style-name="T13">b) </text:span>Preço <text:span text:style-name="T16">médio, m</text:span>ais <text:span text:style-name="T16">a</text:span>lto e <text:span text:style-name="T16">m</text:span>ais <text:span text:style-name="T16">b</text:span>aixo por <text:span text:style-name="T16">empresa</text:span>: Qual é o smartphone mais caro e mais barato em cada país?</text:p>
      <text:h text:style-name="Heading_20_4" text:outline-level="4"><text:span text:style-name="T19">3.3.2. </text:span>Métricas Técnicas <text:span text:style-name="T20">por Empresa</text:span></text:h>
      <text:p text:style-name="P37"><text:span text:style-name="T13">a) </text:span>Média, <text:span text:style-name="T17">mínimo e máximo</text:span> d<text:span text:style-name="T17">a</text:span> <text:span text:style-name="T15">c</text:span>apacidade da <text:span text:style-name="T15">b</text:span>ateria por <text:span text:style-name="T15">e</text:span>mpresa;</text:p>
      <text:p text:style-name="P39"><text:span text:style-name="T13">b) </text:span>Média, <text:span text:style-name="T17">mínimo e máximo</text:span> d<text:span text:style-name="T17">o</text:span> <text:span text:style-name="T16">t</text:span>amanho de <text:span text:style-name="T16">t</text:span>ela dos smartphones por <text:span text:style-name="T16">empresa;</text:span></text:p>
      <text:p text:style-name="P39"><text:span text:style-name="T17">c</text:span><text:span text:style-name="T13">) </text:span>Média, mínimo e máximo d<text:span text:style-name="T17">a memória RAM</text:span> dos smartphones por <text:span text:style-name="T16">empresa;</text:span></text:p>
      <text:h text:style-name="Heading_20_4" text:outline-level="4"><text:span text:style-name="T19">3.3.3. </text:span>Métricas de Desempenho – <text:span text:style-name="T18">TOP TEN</text:span></text:h>
      <text:p text:style-name="P28"><text:span text:style-name="T13">a) </text:span>Smartphones com <text:span text:style-name="T19">m</text:span>aior <text:span text:style-name="T19">c</text:span>apacidade de <text:span text:style-name="T19">b</text:span>ateria;</text:p>
      <text:p text:style-name="P37"><text:span text:style-name="T13">b) </text:span>Smartphones com <text:span text:style-name="T19">m</text:span>aior <text:span text:style-name="T19">memória </text:span>RAM;</text:p>
      <text:p text:style-name="P37"><text:span text:style-name="T13">c) </text:span>Smartphones com <text:span text:style-name="T19">m</text:span>elhor <text:span text:style-name="T19">c</text:span>âmera <text:span text:style-name="T19">t</text:span>raseira.</text:p>
      <text:h text:style-name="P11" text:outline-level="4"><text:span text:style-name="T19">3.3.4. </text:span>Métricas de Segmentação</text:h>
      <text:p text:style-name="P41"><text:span text:style-name="T13">a) </text:span>Smartphones por Faixa de Preço, <text:span text:style-name="T19">sendo</text:span>: abaixo de <text:span text:style-name="T21">U$ </text:span>200, <text:span text:style-name="T19">entre </text:span><text:span text:style-name="T21">U$ </text:span>200 <text:span text:style-name="T19">e </text:span><text:span text:style-name="T21">U$ </text:span>500 <text:span text:style-name="T19">ou </text:span>acima de <text:span text:style-name="T21">U$ </text:span>500.</text:p>
      <text:p text:style-name="P37"><text:span text:style-name="T13">b) </text:span>Smartphones por Tamanho de Tel<text:span text:style-name="T19">a, sendo</text:span>: <text:span text:style-name="T19">pequena, </text:span><text:span text:style-name="T22">sendo</text:span> &lt; 6"; médias, <text:span text:style-name="T19">entre </text:span>6" <text:span text:style-name="T19">e </text:span>6.5"; ou grandes, &gt; 6.5"?</text:p>
      <text:p text:style-name="P40"><text:span text:style-name="T17">d</text:span><text:span text:style-name="T13">) </text:span>Distribuição <text:span text:style-name="T19">dos smartphones por quantidade </text:span>de <text:span text:style-name="T19">memória </text:span>RAM.</text:p>
      <text:p text:style-name="P2"><text:soft-page-break/></text:p>
      <text:h text:style-name="Heading_20_2" text:outline-level="2"><text:span text:style-name="T12">4</text:span>. A Pipeline de Dados</text:h>
      <text:p text:style-name="P24">Ferramenta Databricks Community Edition.</text:p>
      <text:p text:style-name="P18"/>
      <text:p text:style-name="P18"><text:span text:style-name="T12">4</text:span><text:span text:style-name="T1">.</text:span><text:span text:style-name="T12">1</text:span><text:span text:style-name="T1">. Coleta de Dados</text:span></text:p>
      <text:p text:style-name="P27">A coleta de dados é feita por um <text:span text:style-name="T5">notebook</text:span><text:span text:style-name="T7"> escrito com linguagem de programação Python. Este </text:span><text:span text:style-name="T5">notebook</text:span><text:span text:style-name="T7"> está no ambiente de Cloud do Databricks, ele coleta os dados e armazena na base <text:s/></text:span></text:p>
      <text:p text:style-name="P18"><text:span text:style-name="T1">C</text:span>oletar (Web Scraping) e armazenar os dados na nuvem.</text:p>
      <text:p text:style-name="P18"/>
      <text:p text:style-name="P18"><text:span text:style-name="T1">4.</text:span><text:span text:style-name="T12">2.</text:span><text:span text:style-name="T1"> ETL</text:span></text:p>
      <text:p text:style-name="P18">Carga no Data Warehouse/Data Lake via ETL c/ Databricks. Documentar principalmente transformação. https://community.databricks.com/</text:p>
      <text:p text:style-name="P18"/>
      <text:p text:style-name="P18"><text:span text:style-name="T12">4.3.</text:span><text:span text:style-name="T1"> A</text:span>nálise dos <text:span text:style-name="T1">D</text:span>ados.</text:p>
      <text:p text:style-name="P18">- Qualidade de dados: análise da qualidade para cada atributo.</text:p>
      <text:p text:style-name="P18">- Solução do problema: buscar respostas para as perguntas elencadas. Conectar números obtidos às respostas ao problema a ser solucionado.</text:p>
      <text:p text:style-name="P18">- Ao final, deve haver uma discussão de uma forma geral sobre a solução do problema a partir das discussões de cada resposta.</text:p>
      <text:p text:style-name="P18">- é possível responder as perguntas do objetivo somente através da linguagem SQL.</text:p>
      <text:p text:style-name="Text_20_body"/>
      <text:h text:style-name="Heading_20_2" text:outline-level="2"><text:span text:style-name="T8">5</text:span><text:span text:style-name="T1">.</text:span> Autoavaliação:</text:h>
      <text:p text:style-name="P18">Discussão sobre se conseguiu atingir os objetivos delineados no inícion, dificuldades encontradas, trabalhos futuros para enriquecer o problema e a solução.</text:p>
      <text:p text:style-name="P18"/>
      <text:h text:style-name="Heading_20_2" text:outline-level="2"><text:soft-page-break/><text:span text:style-name="T8">6</text:span>. Evidências do Trabalho</text:h>
      <text:p text:style-name="P17"/>
      <text:p text:style-name="P17"><text:span text:style-name="T8">6</text:span>.1. <text:s/>Evidências de execução da Pipeline</text:p>
      <text:p text:style-name="P18">screenshots</text:p>
      <text:p text:style-name="P18"/>
      <text:p text:style-name="P17"><text:span text:style-name="T8">6</text:span>.2. <text:s/>Evidência dos resultados das respostas às perguntas de negócio</text:p>
      <text:p text:style-name="P18">screenshots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3mm" style:contextual-spacing="false" fo:line-height="150%"/>
      <style:text-properties style:font-name="Arial2" fo:font-family="Arial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7mm" fo:margin-bottom="2.12mm" style:contextual-spacing="false"/>
      <style:text-properties style:font-name="Arial1" fo:font-family="Arial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4.99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4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4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6mm" fo:text-indent="-6m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 fo:line-height="150%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Text_20_body_20_indent" style:display-name="Text body indent" style:family="paragraph" style:parent-style-name="Text_20_body" style:class="text">
      <style:paragraph-properties fo:margin-left="4.99mm" fo:text-indent="0m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Code" style:display-name="Body Code" style:family="paragraph" style:parent-style-name="Text_20_body">
      <style:paragraph-properties fo:margin-top="0mm" fo:margin-bottom="1.01mm" style:contextual-spacing="false" fo:line-height="115%"/>
      <style:text-properties style:font-name="Courier New1" fo:font-family="'Courier New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m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3"/><text:page-number text:select-page="current">9</text:page-number><text:bookmark-end text:name="PageNumWizard_FOOTER_Default Page Style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20:31:45.932569893</meta:creation-date>
    <dc:date>2025-03-25T20:16:34.829286868</dc:date>
    <meta:editing-duration>P6DT23H44M38S</meta:editing-duration>
    <meta:editing-cycles>23</meta:editing-cycles>
    <meta:generator>LibreOffice/7.6.2.1$MacOSX_X86_64 LibreOffice_project/56f7684011345957bbf33a7ee678afaf4d2ba333</meta:generator>
    <meta:document-statistic meta:table-count="0" meta:image-count="0" meta:object-count="0" meta:page-count="9" meta:paragraph-count="118" meta:word-count="1591" meta:character-count="10211" meta:non-whitespace-character-count="8753"/>
  </office:meta>
</office:document-meta>
</file>